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6.67cm" svg:height="19.685cm" svg:x="0.635cm" svg:y="0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9-04-02T19:44:11</meta:creation-date>
    <dc:date>2009-04-02T19:44:43</dc:date>
    <dc:language>en</dc:language>
    <meta:editing-cycles>2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pt" style:font-family-asian="Arial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00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99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ff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89cm" svg:height="11.696cm" chart:class="chart:bar" chart:style-name="ch1">
        <chart:legend chart:legend-position="end" svg:x="14.634cm" svg:y="5.005cm" chart:style-name="ch2"/>
        <chart:plot-area chart:style-name="ch3" table:cell-range-address="Sheet1.$A$26:.$D$29" chart:data-source-has-labels="both" chart:table-number-list="0" svg:x="0.332cm" svg:y="0.438cm" svg:width="13.639cm" svg:height="11.026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title svg:x="0.332cm" svg:y="8.385cm" chart:style-name="ch6">
              <text:p>running time in seconds</text:p>
            </chart:title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1.068">
                <text:p>1.068</text:p>
              </table:table-cell>
              <table:table-cell office:value-type="float" office:value="0.638">
                <text:p>0.63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1.272">
                <text:p>1.272</text:p>
              </table:table-cell>
              <table:table-cell office:value-type="float" office:value="1.115">
                <text:p>1.1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.196">
                <text:p>1.196</text:p>
              </table:table-cell>
              <table:table-cell office:value-type="float" office:value="1.124">
                <text:p>1.124</text:p>
              </table:table-cell>
              <table:table-cell office:value-type="float" office:value="0.866">
                <text:p>0.86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